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Bad" style:data-style-name="N0">
      <style:table-cell-properties fo:background-color="#FFC7CE"/>
      <style:text-properties fo:color="#9C0006"/>
    </style:style>
    <style:style style:name="ce5" style:family="table-cell" style:parent-style-name="Neutral" style:data-style-name="N0">
      <style:table-cell-properties fo:background-color="#FFEB9C"/>
      <style:text-properties fo:color="#9C6500"/>
    </style:style>
    <style:style style:name="ce6" style:family="table-cell" style:parent-style-name="_50_0_37__32_-_32_Accent1" style:data-style-name="N0">
      <style:table-cell-properties fo:background-color="#DDEBF7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5.52979166666667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7.35541666666667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edByL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6373" table:default-cell-style-name="ce1"/>
        <table:table-row table:style-name="ro1">
          <table:table-cell table:style-name="ce2"/>
          <table:table-cell office:value-type="string" table:style-name="ce3">
            <text:p>TOPIC</text:p>
          </table:table-cell>
          <table:table-cell table:number-columns-repeated="4" table:style-name="ce2"/>
          <table:table-cell office:value-type="string" table:style-name="ce3">
            <text:p>State1</text:p>
          </table:table-cell>
          <table:table-cell office:value-type="string" table:style-name="ce3">
            <text:p>State2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lock/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open/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dooridor_lights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raft_room_lights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_room_main_lights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garageDoor/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},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elab_ligh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1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2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mall_bath_ligh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media_lab_ligh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room_front_lights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},</text:p>
          </table:table-cell>
          <table:table-cell table:number-columns-repeated="16379"/>
        </table:table-row>
        <table:table-row table:number-rows-repeated="1048507" table:style-name="ro1">
          <table:table-cell table:number-columns-repeated="16384"/>
        </table:table-row>
      </table:table>
      <table:table table:name="SortedByName" table:style-name="ta1">
        <table:table-column table:style-name="co1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2"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4"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inside/commons/openevse/</text:p>
          </table:table-cell>
          <table:table-cell office:value-type="string" table:style-name="ce6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/i3/classroom/glassDoor/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/i3/classroom/glassDoor/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number-rows-repeated="1048439" table:style-name="ro1">
          <table:table-cell table:number-columns-repeated="16384"/>
        </table:table-row>
      </table:table>
      <table:table table:name="extras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class_room_main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classroom_front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craft_room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dooridor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e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hallway_light_1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hallway_light_2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media_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small_bath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class_room_main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classroom_front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craft_room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dooridor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e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hallway_light_1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hallway_light_2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media_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small_bath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SortedByName.A1:SortedByName.G68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  <style:text-properties fo:color="#000000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08T00:16:27Z</dc:date>
  </office:meta>
</office:document-meta>
</file>